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9F7000029439657B14C.svm"/>
  <manifest:file-entry manifest:media-type="" manifest:full-path="Pictures/200000070000505F00000EB9836F4F0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4*"/>
    </style:style>
    <style:style style:name="Taula1.A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9pt" style:font-size-asian="9pt" style:font-size-complex="9pt"/>
    </style:style>
    <style:style style:name="P3" style:family="paragraph" style:parent-style-name="Standard"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fo:color="#ff0000" style:font-name="Verdana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Verdana" fo:font-size="9pt" style:font-name-asian="Courier New" style:font-size-asian="9pt" style:font-name-complex="Courier New" style:font-size-complex="9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Verdana" fo:font-size="9pt" style:font-name-asian="Courier New" style:font-size-asian="9pt" style:font-name-complex="Courier New" style:font-size-complex="9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Verdana" fo:font-size="9pt" style:font-size-asian="9pt" style:font-size-complex="9pt"/>
    </style:style>
    <style:style style:name="P10" style:family="paragraph" style:parent-style-name="Table_20_Contents">
      <style:text-properties style:font-name="Verdana" fo:font-size="9pt" style:font-size-asian="9pt" style:font-size-complex="9pt"/>
    </style:style>
    <style:style style:name="P11" style:family="paragraph" style:parent-style-name="Table_20_Contents">
      <style:paragraph-properties fo:background-color="#000080">
        <style:background-image/>
      </style:paragraph-properties>
      <style:text-properties style:font-name="Verdana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 fo:background-color="#000080">
        <style:background-image/>
      </style:paragraph-properties>
      <style:text-properties style:font-name="Verdana" fo:font-size="9pt" style:font-size-asian="9pt" style:font-size-complex="9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-asian="Courier New" style:font-name-complex="Courier New"/>
    </style:style>
    <style:style style:name="T5" style:family="text">
      <style:text-properties fo:color="#000000" fo:font-size="10pt" style:font-name-asian="Courier New" style:font-size-asian="10pt" style:font-name-complex="Courier New" style:font-size-complex="10pt"/>
    </style:style>
    <style:style style:name="T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9" style:family="text">
      <style:text-properties fo:color="#2a00ff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fo:color="#198a8a"/>
    </style:style>
    <style:style style:name="T12" style:family="text">
      <style:text-properties fo:color="#33cc66"/>
    </style:style>
    <style:style style:name="T13" style:family="text">
      <style:text-properties fo:color="#3deb3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84d1"/>
    </style:style>
    <style:style style:name="T16" style:family="text">
      <style:text-properties fo:color="#2323dc"/>
    </style:style>
    <style:style style:name="T17" style:family="text">
      <style:text-properties fo:color="#2323dc" fo:font-weight="bold" style:font-weight-asian="bold" style:font-weight-complex="bold"/>
    </style:style>
    <style:style style:name="T18" style:family="text">
      <style:text-properties fo:color="#0066cc"/>
    </style:style>
    <style:style style:name="T19" style:family="text">
      <style:text-properties fo:color="#0066cc" fo:font-weight="bold" style:font-weight-asian="bold" style:font-weight-complex="bold"/>
    </style:style>
    <style:style style:name="T20" style:family="text">
      <style:text-properties fo:color="#0066cc" fo:font-style="italic" style:font-style-asian="italic" style:font-style-complex="italic"/>
    </style:style>
    <style:style style:name="T21" style:family="text">
      <style:text-properties fo:color="#0066cc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ff0000" style:font-name-asian="Courier New" style:font-name-complex="Courier New"/>
    </style:style>
    <style:style style:name="T23" style:family="text">
      <style:text-properties fo:color="#ff0000" fo:font-weight="bold" style:font-name-asian="Courier New" style:font-weight-asian="bold" style:font-name-complex="Courier New" style:font-weight-complex="bold"/>
    </style:style>
    <style:style style:name="T24" style:family="text">
      <style:text-properties fo:color="#0099ff" style:font-name-asian="Courier New" style:font-name-complex="Courier New"/>
    </style:style>
    <style:style style:name="T25" style:family="text">
      <style:text-properties style:use-window-font-color="true" style:font-name-asian="Courier New" style:font-name-complex="Courier New"/>
    </style:style>
    <style:style style:name="T26" style:family="text">
      <style:text-properties fo:color="#ff3366" style:font-name-asian="Courier New" style:font-name-complex="Courier New"/>
    </style:style>
    <style:style style:name="T27" style:family="text">
      <style:text-properties fo:color="#ff3366" fo:font-weight="bold" style:font-name-asian="Courier New" style:font-weight-asian="bold" style:font-name-complex="Courier New" style:font-weight-complex="bold"/>
    </style:style>
    <style:style style:name="T28" style:family="text">
      <style:text-properties fo:color="#4700b8" style:font-name-asian="Courier New" style:font-name-complex="Courier New"/>
    </style:style>
    <style:style style:name="T29" style:family="text">
      <style:text-properties fo:color="#4700b8" fo:font-weight="bold" style:font-name-asian="Courier New" style:font-weight-asian="bold" style:font-name-complex="Courier New" style:font-weight-complex="bold"/>
    </style:style>
    <style:style style:name="T30" style:family="text">
      <style:text-properties fo:color="#6b2394" fo:font-weight="bold" style:font-name-asian="Courier New" style:font-weight-asian="bold" style:font-name-complex="Courier New" style:font-weight-complex="bold"/>
    </style:style>
    <style:style style:name="T31" style:family="text">
      <style:text-properties fo:color="#00ae00" fo:font-weight="bold" style:font-name-asian="Courier New" style:font-weight-asian="bold" style:font-name-complex="Courier New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>SCA AMB TUSCANY 1.6 I TUSCANY 2.0</text:p>
      <text:p text:style-name="P1"/>
      <text:p text:style-name="P4"><text:a xlink:type="simple" xlink:href="http://www.ibm.com/developerworks/web/library/wa-scatools/#resources">http://www.ibm.com/developerworks/web/library/wa-scatools/#resources</text:a></text:p>
      <text:p text:style-name="P4"/>
      <text:p text:style-name="P4"><draw:frame draw:style-name="fr1" draw:name="gràfics1" text:anchor-type="paragraph" svg:x="0.975cm" svg:y="0.159cm" svg:width="14.84cm" svg:height="8.992cm" draw:z-index="0"><draw:image xlink:href="Pictures/20000007000039F7000029439657B14C.svm" xlink:type="simple" xlink:show="embed" xlink:actuate="onLoad"/></draw:frame></text:p>
      <text:p text:style-name="P1"/>
      <table:table table:name="Taula1" table:style-name="Taula1">
        <table:table-column table:style-name="Taula1.A"/>
        <table:table-row>
          <table:table-cell table:style-name="Taula1.A1" office:value-type="string">
            <text:p text:style-name="P11">Per Tuscany 1.6</text:p>
          </table:table-cell>
        </table:table-row>
        <table:table-row>
          <table:table-cell table:style-name="Taula1.A2" office:value-type="string">
            <text:p text:style-name="P8"><text:span text:style-name="T1">import</text:span><text:span text:style-name="T2"> </text:span><text:span text:style-name="T19">org.apache.tuscany.sca.host.embedded.SCADomain; </text:span></text:p>
            <text:p text:style-name="P8"><text:span text:style-name="T12"/></text:p>
            <text:p text:style-name="P8"><text:span text:style-name="T1">public</text:span><text:span text:style-name="T2"> </text:span><text:span text:style-name="T1">class</text:span><text:span text:style-name="T2"> SCATesterT1 {</text:span></text:p>
            <text:p text:style-name="P8"/>
            <text:p text:style-name="P8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      <text:p text:style-name="P8"/>
            <text:p text:style-name="P8"><text:span text:style-name="T2"><text:tab/><text:tab/>SCATesterT1 scaTester = </text:span><text:span text:style-name="T1">new</text:span><text:span text:style-name="T2"> SCATesterT1();</text:span></text:p>
            <text:p text:style-name="P7"><text:tab/><text:tab/>scaTester.testTuscany1();</text:p>
            <text:p text:style-name="P7"><text:tab/>}</text:p>
            <text:p text:style-name="P8"/>
            <text:p text:style-name="P8"><text:span text:style-name="T2"><text:tab/></text:span><text:span text:style-name="T1">private</text:span><text:span text:style-name="T2"> </text:span><text:span text:style-name="T1">void</text:span><text:span text:style-name="T2"> testTuscany1() {</text:span></text:p>
            <text:p text:style-name="P8"/>
            <text:p text:style-name="P8"><text:span text:style-name="T2"><text:tab/><text:tab/></text:span><text:span text:style-name="T19">SCADomain scaDomain = SCADomain.</text:span><text:span text:style-name="T21">newInstance</text:span><text:span text:style-name="T2">(</text:span><text:span text:style-name="T9">"WineReview.composite"</text:span><text:span text:style-name="T2">);</text:span></text:p>
            <text:p text:style-name="P7"><text:tab/><text:tab/>WineReviewService someService = scaDomain.getService(</text:p>
            <text:p text:style-name="P8"><text:span text:style-name="T2"><text:tab/><text:tab/><text:tab/><text:tab/>WineReviewService.</text:span><text:span text:style-name="T1">class</text:span><text:span text:style-name="T2">,</text:span></text:p>
            <text:p text:style-name="P8"><text:span text:style-name="T2"><text:tab/><text:tab/><text:tab/><text:tab/></text:span><text:span text:style-name="T9">"WineReviewComponent/WineReviewService"</text:span><text:span text:style-name="T2">);</text:span></text:p>
            <text:p text:style-name="P8"/>
            <text:p text:style-name="P7"><text:tab/><text:tab/>String result = someService</text:p>
            <text:p text:style-name="P8"><text:span text:style-name="T2"><text:tab/><text:tab/><text:tab/><text:tab/>.getWineReview(WineReviewService.WINE_TYPE.</text:span><text:span text:style-name="T10">WHITE</text:span><text:span text:style-name="T2">);</text:span></text:p>
            <text:p text:style-name="P8"><text:span text:style-name="T2"><text:tab/><text:tab/>System.</text:span><text:span text:style-name="T10">out</text:span><text:span text:style-name="T2">.println(result);</text:span></text:p>
            <text:p text:style-name="P8"/>
            <text:p text:style-name="P7"><text:tab/><text:tab/>scaDomain.close();</text:p>
            <text:p text:style-name="P7"><text:tab/>}</text:p>
            <text:p text:style-name="P8"/>
            <text:p text:style-name="P9"><text:span text:style-name="T4">}</text:span></text:p>
          </table:table-cell>
        </table:table-row>
      </table:table>
      <text:p text:style-name="P2"/>
      <text:p text:style-name="P8"><text:span text:style-name="T12"/></text:p>
      <text:p text:style-name="P9"><text:span text:style-name="T4"/></text:p>
      <table:table table:name="Taula2" table:style-name="Taula2">
        <table:table-column table:style-name="Taula2.A"/>
        <text:soft-page-break/>
        <table:table-row>
          <table:table-cell table:style-name="Taula2.A1" office:value-type="string">
            <text:p text:style-name="P12">Per Tuscany 2.0</text:p>
          </table:table-cell>
        </table:table-row>
        <table:table-row>
          <table:table-cell table:style-name="Taula2.A2" office:value-type="string">
            <text:p text:style-name="P8"><text:span text:style-name="T1">import</text:span><text:span text:style-name="T2"> </text:span><text:span text:style-name="T19">org.apache.tuscany.sca.node.NodeFactory;</text:span></text:p>
            <text:p text:style-name="P8"/>
            <text:p text:style-name="P8"><text:span text:style-name="T1">public</text:span><text:span text:style-name="T2"> </text:span><text:span text:style-name="T1">class</text:span><text:span text:style-name="T2"> SCATesterT2 {</text:span></text:p>
            <text:p text:style-name="P8"/>
            <text:p text:style-name="P8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      <text:p text:style-name="P8"/>
            <text:p text:style-name="P8"><text:span text:style-name="T2"><text:tab/><text:tab/>SCATesterT2 scaTester = </text:span><text:span text:style-name="T1">new</text:span><text:span text:style-name="T2"> SCATesterT2();</text:span></text:p>
            <text:p text:style-name="P7"><text:tab/><text:tab/>scaTester.testTuscany2();</text:p>
            <text:p text:style-name="P7"><text:tab/>}</text:p>
            <text:p text:style-name="P8"/>
            <text:p text:style-name="P8"><text:span text:style-name="T2"><text:tab/></text:span><text:span text:style-name="T1">void</text:span><text:span text:style-name="T2"> testTuscany2() {</text:span></text:p>
            <text:p text:style-name="P8"/>
            <text:p text:style-name="P7"><text:tab/><text:tab/>String contribution = <text:span text:style-name="T19">ContributionLocationHelper</text:span></text:p>
            <text:p text:style-name="P8"><text:span text:style-name="T19"><text:tab/><text:tab/><text:tab/><text:tab/>.</text:span><text:span text:style-name="T21">getContributionLocation</text:span><text:span text:style-name="T2">(WineReviewService.</text:span><text:span text:style-name="T1">class</text:span><text:span text:style-name="T2">);</text:span></text:p>
            <text:p text:style-name="P8"/>
            <text:p text:style-name="P7"><text:tab/><text:tab/>Node node = NodeFactory.<text:span text:style-name="T14">newInstance</text:span>().createNode(</text:p>
            <text:p text:style-name="P8"><text:span text:style-name="T2"><text:tab/><text:tab/><text:tab/><text:tab/></text:span><text:span text:style-name="T9">"WineReview.composite"</text:span><text:span text:style-name="T2">, </text:span><text:span text:style-name="T1">new</text:span><text:span text:style-name="T2"> Contribution(</text:span><text:span text:style-name="T9">"test"</text:span><text:span text:style-name="T2">, contribution));</text:span></text:p>
            <text:p text:style-name="P8"/>
            <text:p text:style-name="P7"><text:tab/><text:tab/>node.start();</text:p>
            <text:p text:style-name="P8"/>
            <text:p text:style-name="P7"><text:tab/><text:tab/>WineReviewService wineService = node.getService(</text:p>
            <text:p text:style-name="P8"><text:span text:style-name="T2"><text:tab/><text:tab/><text:tab/><text:tab/></text:span><text:span text:style-name="T7">WineReviewService</text:span><text:span text:style-name="T2">.</text:span><text:span text:style-name="T1">class</text:span><text:span text:style-name="T2">,</text:span></text:p>
            <text:p text:style-name="P8"><text:span text:style-name="T2"><text:tab/><text:tab/><text:tab/><text:tab/></text:span><text:span text:style-name="T9">"WineReviewComponent/WineReviewService"</text:span><text:span text:style-name="T2">);</text:span></text:p>
            <text:p text:style-name="P8"/>
            <text:p text:style-name="P7"><text:tab/><text:tab/>String result = wineService</text:p>
            <text:p text:style-name="P8"><text:span text:style-name="T2"><text:tab/><text:tab/><text:tab/><text:tab/>.getWineReview(WineReviewService.WINE_TYPE.</text:span><text:span text:style-name="T10">RED</text:span><text:span text:style-name="T2">);</text:span></text:p>
            <text:p text:style-name="P8"><text:span text:style-name="T2"><text:tab/><text:tab/>System.</text:span><text:span text:style-name="T10">out</text:span><text:span text:style-name="T2">.println(result);</text:span></text:p>
            <text:p text:style-name="P8"/>
            <text:p text:style-name="P7"><text:tab/><text:tab/>node.stop();</text:p>
            <text:p text:style-name="P7"><text:tab/>}</text:p>
            <text:p text:style-name="P7">}</text:p>
            <text:p text:style-name="P9"><text:span text:style-name="T4"/></text:p>
          </table:table-cell>
        </table:table-row>
      </table:table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The Apache Tuscany SCA Samples<text:line-break/>==============================<text:line-break/><text:line-break/>New Samples Structure<text:line-break/>---------------------<text:line-break/><text:line-break/>For the </text:span><text:span text:style-name="T22">Milestone 5 release of Tuscany SCA Java 2.x</text:span><text:span text:style-name="T4"> we are beginning<text:line-break/>the process of moving to a new structure for samples. Milestone 5 is <text:line-break/>delivered in a state of partial change over to this new emphasis, and hence<text:line-break/>this README reflects that hybrid state. <text:line-break/><text:line-break/>There are primarily </text:span><text:span text:style-name="T22">3 types of sample</text:span><text:span text:style-name="T4">; t</text:span><text:span text:style-name="T22">hose which focus on pure SCA<text:line-break/>concepts, those which demonstrate features of Tuscany and the last group<text:line-break/>is of samples which give a flavour of more complete, realistic applications.</text:span><text:span text:style-name="T4"><text:line-break/><text:line-break/>The new structure primarily focusses separating contributions from the way that <text:line-break/>contributions are launched. The samples demonstrate the way in which contributions are used by<text:line-break/>launchers to execute tuscany SCA applications.<text:line-break/><text:line-break/>In this way you can explore the samples by chosing which launcher you wish<text:line-break/>to invoke which contribution. In the old style of sample this distinction was not clear;<text:line-break/>any given sample contained both launcher and contribution, and the set of samples provided<text:line-break/>represented a small subset of the combinations possible by the new approach.<text:line-break/><text:line-break/></text:span><text:span text:style-name="T22">Within the SCA category of samples, </text:span><text:span text:style-name="T4">most of the calculator samples, have been<text:line-break/>migrated to this new structure as follows.<text:line-break/><text:line-break/>SCA Samples<text:line-break/> <text:s/>binding-rmi-calculator<text:line-break/></text:span><text:soft-page-break/><text:span text:style-name="T4"> <text:s text:c="3"/>contribution-calculator-reference<text:line-break/> <text:s text:c="3"/>contribution-calculator-service<text:line-break/> <text:s/>binding-sca<text:line-break/> <text:s text:c="3"/>contribution-calculator<text:line-break/> <text:s/>contribution-binding-ws-calculator<text:line-break/> <text:s/>contribution-implementation-java-calculator<text:line-break/> <text:s/>calculator-sca-client<text:line-break/> <text:s/>launcher-command-line <text:line-break/> <text:s/>launcher-embedded-jse<text:line-break/> <text:s/>launcher-embedded-osgi<text:line-break/> <text:s/>launcher-mvn<text:line-break/><text:line-break/>Please visit the 2.x documentation in our <text:s/>website [1] to get a better understanding of SCA<text:line-break/>and Tuscany 2.x<text:line-break/><text:line-break/>Running the New Style samples<text:line-break/>-----------------------------<text:line-break/><text:line-break/>To run a new style sample there are 3 basic steps<text:line-break/><text:line-break/></text:span><text:span text:style-name="T22">1) build the contribution: </text:span><text:span text:style-name="T4">using either the command "mvn", "ant run" or your usual steps to build a<text:line-break/></text:span><text:span text:style-name="T22"> <text:s text:c="2"/>module in your IDE<text:line-break/>2) unit test the contribution:</text:span><text:span text:style-name="T4"> if you used mvn or ant in step 1 then you will already have done this;<text:line-break/> <text:s text:c="2"/>if you used an IDE follow your usual steps to run the unit test in the contribution's module<text:line-break/></text:span><text:span text:style-name="T22">3) launch the contribution:</text:span><text:span text:style-name="T4"> </text:span><text:span text:style-name="T24">go to one of the launcher* subdirectories of the samples root directory<text:line-break/> <text:s text:c="2"/>and follow the instructions there to use a launcher to launch your chosen contribution </text:span><text:span text:style-name="T4"><text:line-break/><text:line-break/>I the case where you want to exercise the sample contribution with a separate client program, such as<text:line-break/>an application using the SCA client API then there is a 4th step of starting that client application<text:line-break/><text:line-break/>[1] http://tuscany.apache.org/documentation-2x/<text:line-break/><text:line-break/>Running the Old Style Samples<text:line-break/>------------------------------<text:line-break/>The Apache Tuscany SCA samples are built as part of the main Maven build and <text:line-break/>run, using the provided JUnit test cases, as tests in the Maven build.<text:line-break/><text:line-break/>In the binary distribution of Apache Tuscany most samples can also <text:line-break/>be run using the provided Ant build.xml files. These show the samples running <text:line-break/>from a simple main() method without the need for a JUnit test case. <text:line-break/><text:line-break/>In these notes text that appears in angled brackets like this &lt;example&gt; means <text:line-break/>that you need to make a choice and provide your own text at that point. <text:line-break/><text:line-break/>These simple samples have been created with the intention of illustrating the <text:line-break/>usage of the SCA API and annotations and certainly not to levels of SCA component <text:line-break/>abstraction. <text:s/>In real life situations you should use SCA to assemble real and <text:line-break/>usually bigger components, and when you do that you'll get all the benefits of <text:line-break/>SCA, bindings, policies, integration in an SOA environment etc..<text:line-break/><text:line-break/>Sample Layout<text:line-break/>-------------<text:line-break/></text:span><text:span text:style-name="T22">Generally sample directories are organized in the same way based on the default <text:line-break/>project template provided by Maven. </text:span><text:span text:style-name="T4">For example, take a look at the calculator <text:line-break/>sample;<text:line-break/><text:line-break/>calculator/ <text:s text:c="7"/><text:line-break/> <text:s/>src/ <text:s text:c="13"/>- Holds all of the source files for the sample<text:line-break/> <text:s text:c="3"/>main/ <text:s text:c="10"/>- Groups together the files that implement the sample <text:line-break/> <text:s text:c="5"/>java/ <text:s text:c="8"/>- Java source files<text:line-break/> <text:s text:c="5"/>resources/ <text:s text:c="3"/>- Non java resource files such as composte files<text:line-break/> <text:s text:c="3"/>test/ <text:s text:c="10"/>- Groups together files that provide sample tests<text:line-break/> <text:s text:c="5"/>java <text:s text:c="9"/>- Java test sources files. Usually JUnit test cases<text:line-break/> <text:s/>target/ <text:s text:c="10"/>- Holds the files generated when the sample is built<text:line-break/> <text:s text:c="3"/>classes/ <text:s text:c="7"/>- For example, Java class files<text:line-break/> <text:s text:c="3"/>test-classes/ <text:s text:c="2"/>- classes from src/test and other test files<text:line-break/></text:span><text:soft-page-break/><text:span text:style-name="T4"><text:line-break/></text:span><text:span text:style-name="T8">Getting Ready To Build</text:span><text:span text:style-name="T4"><text:line-break/>----------------------<text:line-break/>You will need to install the following software before you start. <text:line-break/><text:line-break/>J2SE Development Kit (JDK) 5.0<text:line-break/>Apache Ant 1.7.1 <text:s text:c="15"/>- if you are going to use Ant <text:line-break/>Apache Maven 2.0.9 <text:s text:c="13"/>- if you are going to use Maven<text:line-break/><text:line-break/>Java and Ant and/or Maven binary directories must be present in your PATH so <text:line-break/>that their executable programs are available in your environment. You may <text:line-break/>find it useful to use a script to set up your environment, for example;<text:line-break/><text:line-break/>For UNIX:<text:line-break/> <text:s/>JAVA_HOME=/&lt;installation_directory&gt;<text:line-break/> <text:s/>ANT_HOME=/&lt;installation_directory&gt;/apache-ant-1.7.0<text:line-break/> <text:s/>MAVEN_HOME=/&lt;installation_directory&gt;/maven-2.0.6<text:line-break/> <text:s/>export PATH=$JAVA_HOME/bin:$ANT_HOME/bin:$MAVEN_HOME/bin:$PATH<text:line-break/><text:line-break/>For Windows:<text:line-break/> <text:s/>set JAVA_HOME=C:\&lt;installation_directory&gt;<text:line-break/> <text:s/>set ANT_HOME=C:\&lt;installation_directory&gt;\apache-ant-1.7.0<text:line-break/> <text:s/>set MAVEN_HOME=C:\&lt;installation_directory&gt;\maven-2.0.6<text:line-break/> <text:s/>set PATH=%JAVA_HOME%\bin;%ANT_HOME%\bin;%MAVEN_HOME%\bin;%PATH%<text:line-break/><text:line-break/><text:line-break/></text:span><text:span text:style-name="T8">Building And Running The SCA Samples Using Ant</text:span><text:span text:style-name="T4"><text:line-break/>----------------------------------------------<text:line-break/></text:span><text:span text:style-name="T22">The build.xml files provided with the Apache Tuscany SCA samples are designed <text:line-break/>to work with the binary distribution</text:span><text:span text:style-name="T4">. They rely on the tuscany-sca-manifest.jar<text:line-break/>to describe the class path and this jar is only provided as part of the <text:line-break/>binary distribution.<text:line-break/><text:line-break/>The binary distribution of SCA also includes precompiled versions of each sample. <text:line-break/>If you look in the target directory of each sample you will see this jar file. To<text:line-break/>run a sample based on all of the precompiled artifacts all you have to do is:<text:line-break/><text:line-break/>cd &lt;sampledir&gt;<text:line-break/>ant run<text:line-break/><text:line-break/>Check each &lt;sampledir&gt;/README file as some samples require that two progams are<text:line-break/>run to get the desired result, for example, the two samples that show how<text:line-break/>to build extensions are run from their associated application samples. <text:line-break/><text:line-break/>If you want to rebuild a sample, for example, if you have changed it, do the<text:line-break/>following:<text:line-break/><text:line-break/>cd &lt;sampledir&gt;<text:line-break/>ant compile<text:line-break/><text:line-break/>Once the sample is built you have the option of running the sample in whatever <text:line-break/>way best suits you. Two alternatives are provided in the ant build files.<text:line-break/><text:line-break/>The compile target builds the class files and then builds the jar so you can use <text:line-break/>the same command as before:<text:line-break/><text:line-break/>ant run<text:line-break/><text:line-break/>This will use the generated jar to run the samples. The command line version of<text:line-break/>this is:<text:line-break/><text:line-break/>on Windows<text:line-break/><text:line-break/>java -cp ..\..\features\tuscany-sca-manifest.jar;target\&lt;sample jar file&gt; &lt;sample runnable class&gt;<text:line-break/><text:line-break/>for example : java -cp ..\..\features\tuscany-sca-manifest.jar;target\sample-calculator.jar </text:span><text:soft-page-break/><text:span text:style-name="T4">calculator.CalculatorClient<text:line-break/><text:line-break/>on *nix <text:line-break/><text:line-break/>java -cp ../../features/tuscany-sca-manifest.jar:target/&lt;sample jar file&gt; &lt;sample runnable class&gt;<text:line-break/><text:line-break/>for example : java -cp ../../features/tuscany-sca-manifest.jar:target/sample-calculator.jar calculator.CalculatorClient<text:line-break/><text:line-break/><text:line-break/>You can use the compiled classes directly using<text:line-break/><text:line-break/>ant run-classes<text:line-break/><text:line-break/>The command line version of this is:<text:line-break/><text:line-break/>on Windows<text:line-break/><text:line-break/>java -cp ..\..\features\tuscany-sca-manifest.jar;target\classes &lt;sample runnable class&gt;<text:line-break/><text:line-break/>for example : java -cp ..\..\features\tuscany-sca-manifest.jar;target\classes calculator.CalculatorClient<text:line-break/><text:line-break/>on *nix <text:line-break/><text:line-break/>java -cp ../../features/tuscany-sca-manifest.jar:target/classes &lt;sample runnable class&gt;<text:line-break/><text:line-break/>for example : java -cp ../../features/tuscany-sca-manifest.jar:target/classes calculator.CalculatorClient<text:line-break/><text:line-break/>The class specified on the command of course depends on which sample you want to <text:line-break/>run. In the examples we have used we are running the CalculatorClient from the calculator sample. <text:line-break/><text:line-break/><text:line-break/></text:span><text:span text:style-name="T8">Building And Running The SCA Samples Using Maven</text:span><text:span text:style-name="T4"><text:line-break/>------------------------------------------------<text:line-break/><text:line-break/>The </text:span><text:span text:style-name="T22">Maven build process </text:span><text:span text:style-name="T4">will work from both source and binary distributions. <text:line-break/></text:span><text:span text:style-name="T22">To build and test all of the Apache Tuscany SCA sources, including the samples,</text:span><text:span text:style-name="T4"><text:line-break/>do the following.<text:line-break/><text:line-break/>cd sca<text:line-break/>mvn<text:line-break/><text:line-break/>This will take a little while to complete. Experience with Maven tells us that <text:line-break/>sometimes there are problems downloading the dependencies that Apache Tuscany <text:line-break/>SCA requires. If Maven reports that it cannot download required dependencies <text:line-break/>try running the Maven build again. <text:line-break/><text:line-break/>Once you have all of the source built you can build and run each sample <text:line-break/>independently if required.<text:line-break/><text:line-break/>cd &lt;sampledir&gt;<text:line-break/>mvn<text:line-break/><text:line-break/></text:span><text:span text:style-name="T22">When using Maven the samples are run within JUnit test cases and so you will <text:line-break/>sometimes not see any test output. You will always see an indication of test <text:line-break/>success or failure. </text:span><text:span text:style-name="T4"><text:line-break/><text:line-break/>Using The Samples In An IDE<text:line-break/>---------------------------------------------<text:line-break/>The easiest way to use the samples in an IDE is to use Maven to generate all <text:line-break/>of the IDE project files for you automatically. This works best if you <text:line-break/>generate IDE projects for all of the Apache Tuscany modules. You can then <text:line-break/>include the ones you are interested in working with in you IDE. <text:line-break/><text:line-break/></text:span><text:span text:style-name="T22">To build IDE project files for all of the modules in Apache Tuscany SCA;</text:span><text:span text:style-name="T4"><text:line-break/><text:line-break/></text:span><text:soft-page-break/><text:span text:style-name="T22">cd sca </text:span><text:span text:style-name="T25">(&lt;path_Tuscany/samples)</text:span><text:span text:style-name="T4"><text:line-break/><text:line-break/></text:span><text:span text:style-name="T22">If you are an Eclipse user do the following<text:line-break/><text:line-break/>mvn -Peclipse</text:span><text:span text:style-name="T4"><text:line-break/><text:line-break/>If you are an IDEA user do the following <text:line-break/><text:line-break/>mvn idea:idea<text:line-break/><text:line-break/></text:span><text:span text:style-name="T27">These commands generate project files</text:span><text:span text:style-name="T26"> for each module in Apache Tuscany SCA. </text:span><text:span text:style-name="T4"><text:line-break/>The modules you are interested in can now be included in your IDE, for example,<text:line-break/></text:span><text:span text:style-name="T23">in Eclipse,</text:span><text:span text:style-name="T22"> if you create a new Java project and use the option to "</text:span><text:span text:style-name="T23">create a <text:line-break/>new project from existing source"</text:span><text:span text:style-name="T22"> you can specify an SCA module directory, <text:line-break/>which includes the generated project files, and Eclipse will treat it like any<text:line-break/>other Java project. </text:span></text:p>
      <text:p text:style-name="P9"><text:span text:style-name="T22"/></text:p>
      <text:p text:style-name="P9"><text:span text:style-name="T22"/></text:p>
      <text:p text:style-name="P9"><draw:frame draw:style-name="fr2" draw:name="gràfics2" text:anchor-type="paragraph" svg:width="17cm" svg:height="3.505cm" draw:z-index="1"><draw:image xlink:href="Pictures/200000070000505F00000EB9836F4F05.svm" xlink:type="simple" xlink:show="embed" xlink:actuate="onLoad"/></draw:frame><text:span text:style-name="T4"><text:line-break/><text:line-break/></text:span><text:span text:style-name="T8">Using The Samples In An IDE Without Maven</text:span><text:span text:style-name="T4"><text:line-break/>-----------------------------------------<text:line-break/>We don't provide any IDE project files with our distributions so you will have to <text:line-break/>import the sample files into your IDE manually. Here's an example of how it</text:span></text:p>
      <text:p text:style-name="P9"><text:span text:style-name="T4"><text:s/>can be <text:line-break/></text:span><text:span text:style-name="T22">done using Eclipse.</text:span><text:span text:style-name="T4"><text:line-break/> <text:line-break/></text:span><text:span text:style-name="T28">In a new or existing workspace<text:line-break/> <text:s text:c="3"/></text:span><text:span text:style-name="T29">Create a new java project to represent the sample you want to work on, e.g.<text:line-break/> <text:s text:c="7"/>launcher-embedded-jse</text:span><text:span text:style-name="T28"><text:line-break/> <text:s text:c="2"/></text:span><text:span text:style-name="T29"><text:s/>Import all of the sample code and resources into this project, e.g.</text:span><text:span text:style-name="T28"><text:line-break/> <text:s text:c="7"/>File, Import and then select tuscany-sca-1.0-incubating\samples\launcher-embedded-jse from the filesystem<text:line-break/> <text:s text:c="3"/></text:span><text:span text:style-name="T29">Configure the source path to include</text:span><text:span text:style-name="T28"><text:line-break/> <text:s text:c="7"/>src/main/java<text:line-break/> <text:s text:c="7"/>src/main/resources<text:line-break/> <text:s text:c="2"/></text:span><text:span text:style-name="T29"><text:s/>Configure the output folder to be</text:span><text:span text:style-name="T28"><text:line-break/> <text:s text:c="7"/>target<text:line-break/> <text:s text:c="3"/></text:span><text:span text:style-name="T29">Configure the build path to include the manifest </text:span><text:span text:style-name="T31">jar tuscany-sca-manifiest.jar</text:span><text:span text:style-name="T29"> provided in<text:line-break/> <text:s text:c="7"/>features</text:span><text:span text:style-name="T28"><text:line-break/> <text:s text:c="4"/>For here you have run;<text:line-break/> <text:s text:c="7"/>the unit test <text:s/>(loads a sequence of contributions and runs them)<text:line-break/> <text:s text:c="7"/>SampleJSELauncher (you'll need to add the name of the contribution to run as a parameter)<text:line-break/> <text:s text:c="7"/>build.xml (you'll need to set tuscany.home to point to distribution\all\target\apache-tuscany-sca-all-2.0-SNAPSHOT.dir\tuscany-sca-2.0-SNAPSHOT) </text:span><text:span text:style-name="T4"><text:line-break/><text:line-break/>The details of how to do this for other development environments will<text:line-break/>vary but the process will be similar. 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e santasusana</meta:initial-creator>
    <meta:creation-date>2011-02-16T12:53:35.25</meta:creation-date>
    <dc:date>2011-02-16T18:20:32.64</dc:date>
    <dc:creator>pere santasusana</dc:creator>
    <meta:editing-duration>PT05H26M50S</meta:editing-duration>
    <meta:editing-cycles>11</meta:editing-cycles>
    <meta:generator>OpenOffice.org/3.2$Win32 OpenOffice.org_project/320m18$Build-9502</meta:generator>
    <meta:document-statistic meta:table-count="2" meta:image-count="2" meta:object-count="0" meta:page-count="6" meta:paragraph-count="45" meta:word-count="1674" meta:character-count="12388"/>
  </office:meta>
</office:document-meta>
</file>